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style:min-row-height="0.138cm" fo:keep-together="auto"/>
    </style:style>
    <style:style style:name="ZbraněProBojZblízka.A2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fo:keep-together="auto"/>
    </style:style>
    <style:style style:name="StřelnéAVrhacíZbraně.19" style:family="table-row">
      <style:table-row-properties style:min-row-height="0.138cm" fo:keep-together="auto"/>
    </style:style>
    <style:style style:name="StřelnéAVrhacíZbraně.A19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39" style:family="paragraph" style:parent-style-name="Table_20_Contents">
      <style:text-properties officeooo:rsid="1078fd37"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3" style:family="paragraph" style:parent-style-name="Table_20_Contents">
      <style:text-properties officeooo:rsid="108cdbc9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5" style:family="paragraph" style:parent-style-name="Table_20_Contents">
      <style:text-properties officeooo:rsid="108bf995" officeooo:paragraph-rsid="13fa6191"/>
    </style:style>
    <style:style style:name="P46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7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8e041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7" style:family="paragraph" style:parent-style-name="Table_20_Contents">
      <style:text-properties officeooo:rsid="109cf6e8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050c6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01a184"/>
    </style:style>
    <style:style style:name="P100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1" style:family="paragraph" style:parent-style-name="Heading_20_2">
      <style:text-properties officeooo:rsid="0f58c8a3" officeooo:paragraph-rsid="13fa6191"/>
    </style:style>
    <style:style style:name="P102" style:family="paragraph" style:parent-style-name="Table_20_Contents">
      <style:text-properties officeooo:rsid="141a017a"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f3ffb7e"/>
    </style:style>
    <style:style style:name="T52" style:family="text">
      <style:text-properties officeooo:rsid="0fa0f84f"/>
    </style:style>
    <style:style style:name="T53" style:family="text">
      <style:text-properties officeooo:rsid="0eec7319"/>
    </style:style>
    <style:style style:name="T54" style:family="text">
      <style:text-properties officeooo:rsid="0eefba7c"/>
    </style:style>
    <style:style style:name="T55" style:family="text">
      <style:text-properties officeooo:rsid="0f0b9093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eefba7c" style:language-asian="zxx" style:country-asian="none" style:language-complex="zxx" style:country-complex="none"/>
    </style:style>
    <style:style style:name="T58" style:family="text">
      <style:text-properties fo:language="zxx" fo:country="none" officeooo:rsid="0f412e42" style:language-asian="zxx" style:country-asian="none" style:language-complex="zxx" style:country-complex="none"/>
    </style:style>
    <style:style style:name="T59" style:family="text">
      <style:text-properties fo:language="zxx" fo:country="none" officeooo:rsid="101909b3" style:language-asian="zxx" style:country-asian="none" style:language-complex="zxx" style:country-complex="none"/>
    </style:style>
    <style:style style:name="T60" style:family="text">
      <style:text-properties officeooo:rsid="0eeea197"/>
    </style:style>
    <style:style style:name="T61" style:family="text">
      <style:text-properties officeooo:rsid="0ee62a46"/>
    </style:style>
    <style:style style:name="T62" style:family="text">
      <style:text-properties officeooo:rsid="0f0dffba"/>
    </style:style>
    <style:style style:name="T63" style:family="text">
      <style:text-properties officeooo:rsid="0f062e58"/>
    </style:style>
    <style:style style:name="T64" style:family="text">
      <style:text-properties officeooo:rsid="0f03a881"/>
    </style:style>
    <style:style style:name="T65" style:family="text">
      <style:text-properties officeooo:rsid="0f10fdd1"/>
    </style:style>
    <style:style style:name="T66" style:family="text">
      <style:text-properties officeooo:rsid="0f127828"/>
    </style:style>
    <style:style style:name="T67" style:family="text">
      <style:text-properties officeooo:rsid="0f17cf1e"/>
    </style:style>
    <style:style style:name="T68" style:family="text">
      <style:text-properties officeooo:rsid="0f199e4c"/>
    </style:style>
    <style:style style:name="T69" style:family="text">
      <style:text-properties officeooo:rsid="0f25230f"/>
    </style:style>
    <style:style style:name="T70" style:family="text">
      <style:text-properties officeooo:rsid="0f1c3782"/>
    </style:style>
    <style:style style:name="T71" style:family="text">
      <style:text-properties officeooo:rsid="0f1ac1c3"/>
    </style:style>
    <style:style style:name="T72" style:family="text">
      <style:text-properties officeooo:rsid="0f1c9b4e"/>
    </style:style>
    <style:style style:name="T73" style:family="text">
      <style:text-properties officeooo:rsid="0f467395"/>
    </style:style>
    <style:style style:name="T74" style:family="text">
      <style:text-properties officeooo:rsid="0ecb5b56"/>
    </style:style>
    <style:style style:name="T75" style:family="text">
      <style:text-properties officeooo:rsid="0f54e00d"/>
    </style:style>
    <style:style style:name="T76" style:family="text">
      <style:text-properties officeooo:rsid="0ec9bc55"/>
    </style:style>
    <style:style style:name="T77" style:family="text">
      <style:text-properties officeooo:rsid="0f412e42"/>
    </style:style>
    <style:style style:name="T78" style:family="text">
      <style:text-properties officeooo:rsid="0f426d7b"/>
    </style:style>
    <style:style style:name="T79" style:family="text">
      <style:text-properties officeooo:rsid="0f511ea2"/>
    </style:style>
    <style:style style:name="T80" style:family="text">
      <style:text-properties officeooo:rsid="0f2d9788"/>
    </style:style>
    <style:style style:name="T81" style:family="text">
      <style:text-properties officeooo:rsid="0f5ade72"/>
    </style:style>
    <style:style style:name="T82" style:family="text">
      <style:text-properties officeooo:rsid="0f5dbb95"/>
    </style:style>
    <style:style style:name="T83" style:family="text">
      <style:text-properties officeooo:rsid="0f5de008"/>
    </style:style>
    <style:style style:name="T84" style:family="text">
      <style:text-properties officeooo:rsid="1031c695"/>
    </style:style>
    <style:style style:name="T85" style:family="text">
      <style:text-properties officeooo:rsid="101b4224"/>
    </style:style>
    <style:style style:name="T86" style:family="text">
      <style:text-properties officeooo:rsid="0f68cf40"/>
    </style:style>
    <style:style style:name="T87" style:family="text">
      <style:text-properties officeooo:rsid="10868dcb"/>
    </style:style>
    <style:style style:name="T88" style:family="text">
      <style:text-properties officeooo:rsid="108d951d"/>
    </style:style>
    <style:style style:name="T89" style:family="text">
      <style:text-properties officeooo:rsid="10172fa3"/>
    </style:style>
    <style:style style:name="T90" style:family="text">
      <style:text-properties officeooo:rsid="109cf6e8"/>
    </style:style>
    <style:style style:name="T91" style:family="text">
      <style:text-properties officeooo:rsid="10714db8"/>
    </style:style>
    <style:style style:name="T92" style:family="text">
      <style:text-properties officeooo:rsid="101909b3"/>
    </style:style>
    <style:style style:name="T93" style:family="text">
      <style:text-properties officeooo:rsid="103b4f81"/>
    </style:style>
    <style:style style:name="T94" style:family="text">
      <style:text-properties officeooo:rsid="1022577c"/>
    </style:style>
    <style:style style:name="T95" style:family="text">
      <style:text-properties officeooo:rsid="109636d1"/>
    </style:style>
    <style:style style:name="T96" style:family="text">
      <style:text-properties officeooo:rsid="1022da3a"/>
    </style:style>
    <style:style style:name="T97" style:family="text">
      <style:text-properties officeooo:rsid="1056f0a4"/>
    </style:style>
    <style:style style:name="T98" style:family="text">
      <style:text-properties officeooo:rsid="107e8f54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1078fd37"/>
    </style:style>
    <style:style style:name="T101" style:family="text">
      <style:text-properties style:language-asian="zxx" style:country-asian="none" style:language-complex="zxx" style:country-complex="none"/>
    </style:style>
    <style:style style:name="T102" style:family="text">
      <style:text-properties officeooo:rsid="1078fd37" style:language-asian="zxx" style:country-asian="none" style:language-complex="zxx" style:country-complex="none"/>
    </style:style>
    <style:style style:name="T103" style:family="text">
      <style:text-properties officeooo:rsid="1088484f" style:language-asian="zxx" style:country-asian="none" style:language-complex="zxx" style:country-complex="none"/>
    </style:style>
    <style:style style:name="T104" style:family="text">
      <style:text-properties officeooo:rsid="1038e041"/>
    </style:style>
    <style:style style:name="T105" style:family="text">
      <style:text-properties officeooo:rsid="105d7dfc"/>
    </style:style>
    <style:style style:name="T106" style:family="text">
      <style:text-properties officeooo:rsid="1039259b"/>
    </style:style>
    <style:style style:name="T107" style:family="text">
      <style:text-properties officeooo:rsid="1087cfc2"/>
    </style:style>
    <style:style style:name="T108" style:family="text">
      <style:text-properties officeooo:rsid="0f9a8546"/>
    </style:style>
    <style:style style:name="T109" style:family="text">
      <style:text-properties officeooo:rsid="10681762"/>
    </style:style>
    <style:style style:name="T110" style:family="text">
      <style:text-properties officeooo:rsid="107b9382"/>
    </style:style>
    <style:style style:name="T111" style:family="text">
      <style:text-properties officeooo:rsid="107a759f"/>
    </style:style>
    <style:style style:name="T112" style:family="text">
      <style:text-properties officeooo:rsid="106787ca"/>
    </style:style>
    <style:style style:name="T113" style:family="text">
      <style:text-properties officeooo:rsid="104490c4"/>
    </style:style>
    <style:style style:name="T114" style:family="text">
      <style:text-properties officeooo:rsid="103d55b5"/>
    </style:style>
    <style:style style:name="T115" style:family="text">
      <style:text-properties officeooo:rsid="1042ada7"/>
    </style:style>
    <style:style style:name="T116" style:family="text">
      <style:text-properties officeooo:rsid="103f0514"/>
    </style:style>
    <style:style style:name="T117" style:family="text">
      <style:text-properties officeooo:rsid="10498b5f"/>
    </style:style>
    <style:style style:name="T118" style:family="text">
      <style:text-properties officeooo:rsid="10809805"/>
    </style:style>
    <style:style style:name="T119" style:family="text">
      <style:text-properties officeooo:rsid="108252a0"/>
    </style:style>
    <style:style style:name="T120" style:family="text">
      <style:text-properties officeooo:rsid="1085b072"/>
    </style:style>
    <style:style style:name="T121" style:family="text">
      <style:text-properties officeooo:rsid="0ec1367e"/>
    </style:style>
    <style:style style:name="T122" style:family="text">
      <style:text-properties officeooo:rsid="13fa6191"/>
    </style:style>
    <style:style style:name="T123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4" style:family="text">
      <style:text-properties officeooo:rsid="13fcc5f6"/>
    </style:style>
    <style:style style:name="T125" style:family="text">
      <style:text-properties officeooo:rsid="140256db"/>
    </style:style>
    <style:style style:name="T126" style:family="text">
      <style:text-properties officeooo:rsid="140534e6"/>
    </style:style>
    <style:style style:name="T127" style:family="text">
      <style:text-properties fo:language="en" fo:country="US" officeooo:rsid="1409e278"/>
    </style:style>
    <style:style style:name="T128" style:family="text">
      <style:text-properties fo:language="en" fo:country="US" officeooo:rsid="140b1057"/>
    </style:style>
    <style:style style:name="T129" style:family="text">
      <style:text-properties officeooo:rsid="1407209c"/>
    </style:style>
    <style:style style:name="T130" style:family="text">
      <style:text-properties officeooo:rsid="140cf87e"/>
    </style:style>
    <style:style style:name="T131" style:family="text">
      <style:text-properties officeooo:rsid="141a017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1">Ceník</text:h>
      <text:h text:style-name="Heading_20_3" text:outline-level="3"><text:span text:style-name="T51">Startovní</text:span> výbav<text:span text:style-name="T51">a</text:span></text:h>
      <text:p text:style-name="P2"><text:span text:style-name="T52">Věci v prvním seznamu</text:span> 1 zlatý, <text:span text:style-name="T52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3">C</text:span>estovní výbava <text:span text:style-name="T54">(1</text:span> <text:span text:style-name="T55">zl)</text:span></text:p>
          <text:p text:style-name="P97"><text:span text:style-name="T122">T</text:span>orna<text:line-break/><text:span text:style-name="T122">P</text:span>řikrývka<text:line-break/><text:span text:style-name="T122">T</text:span>roud a křesadlo<text:line-break/><text:span text:style-name="T122">N</text:span>ůž<text:line-break/><text:span text:style-name="T122">T</text:span>rvanlivé jídlo na týden<text:line-break/><text:span text:style-name="T122">D</text:span>va měchy na vodu<text:line-break/><text:tab/>(každý na 1 den)<text:line-break/>3 lojové svíčky<text:line-break/><text:tab/>(každá <text:span text:style-name="T122">na</text:span> 3 hodiny)</text:p>
          <text:p text:style-name="P17"><text:span text:style-name="T56">Stan </text:span><text:span text:style-name="T2">pro dvě </text:span><text:span text:style-name="T56">osoby </text:span><text:span text:style-name="T3">(</text:span><text:span text:style-name="T2">2</text:span><text:span text:style-name="T56"> </text:span><text:span text:style-name="T2">zl</text:span><text:span text:style-name="T3">)</text:span></text:p>
          <text:p text:style-name="P17"><text:span text:style-name="T56">Stan </text:span><text:span text:style-name="T2">pro osm</text:span><text:span text:style-name="T56"> osob </text:span><text:span text:style-name="T3">(</text:span><text:span text:style-name="T2">5</text:span><text:span text:style-name="T56"> </text:span><text:span text:style-name="T2">zl</text:span><text:span text:style-name="T3">)</text:span></text:p>
          <text:p text:style-name="P21">Celta <text:span text:style-name="T54">(</text:span>1 z<text:span text:style-name="T54">l)</text:span></text:p>
          <text:p text:style-name="P17">Tábornické potřeby <text:span text:style-name="T54">(</text:span>1 zl<text:span text:style-name="T54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0">Klubko p</text:span>rovaz<text:span text:style-name="T60">u</text:span></text:p>
        </text:section>
      </text:section>
      <text:h text:style-name="Heading_20_3" text:outline-level="3">Sv<text:span text:style-name="T61">ětlo</text:span></text:h>
      <text:section text:style-name="Sect2" text:name="Section3">
        <text:p text:style-name="P17"><text:span text:style-name="T2">Olejová lampa </text:span><text:span text:style-name="T4">(2</text:span><text:span text:style-name="T56"> </text:span><text:span text:style-name="T2">st</text:span><text:span text:style-name="T3">)</text:span></text:p>
        <text:p text:style-name="List_20_of_20_Items"><text:span text:style-name="T124">(</text:span>nebo hornický kahan<text:span text:style-name="T124">)</text:span></text:p>
        <text:p text:style-name="P17"><text:span text:style-name="T3">Směrová olejová lampa </text:span><text:span text:style-name="T5">(</text:span><text:span text:style-name="T6">4</text:span><text:span text:style-name="T57"> st</text:span><text:span text:style-name="T5">)</text:span></text:p>
        <text:p text:style-name="P18"><text:span text:style-name="T2">Lampový o</text:span><text:span text:style-name="T56">lej </text:span><text:span text:style-name="T3">(</text:span><text:span text:style-name="T4">4</text:span><text:span text:style-name="T56"> </text:span><text:span text:style-name="T9">st</text:span><text:span text:style-name="T3">)</text:span></text:p>
        <text:p text:style-name="List_20_of_20_Items"><text:span text:style-name="T56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6">více </text:span><text:span text:style-name="T17">(</text:span><text:span text:style-name="T18">1</text:span><text:span text:style-name="T56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6">Lucerna </text:span><text:span text:style-name="T2">na</text:span><text:span text:style-name="T56"> svíc</text:span><text:span text:style-name="T2">i </text:span><text:span text:style-name="T10">(</text:span><text:span text:style-name="T9">2</text:span><text:span text:style-name="T56"> </text:span><text:span text:style-name="T9">st</text:span><text:span text:style-name="T10">)</text:span></text:p>
        <text:p text:style-name="P18">Lucerna s okenicemi <text:span text:style-name="T62">(</text:span><text:span text:style-name="T9">5</text:span><text:span text:style-name="T56"> </text:span><text:span text:style-name="T2">st</text:span><text:span text:style-name="T10">)</text:span></text:p>
        <text:p text:style-name="P98"><text:span text:style-name="T124">(</text:span>na svíci<text:span text:style-name="T124">)</text:span></text:p>
        <text:p text:style-name="P18">Zlodějská lucerna <text:span text:style-name="T62">(</text:span><text:span text:style-name="T9">1</text:span><text:span text:style-name="T56"> </text:span><text:span text:style-name="T9">zl</text:span><text:span text:style-name="T10">)</text:span></text:p>
        <text:p text:style-name="P98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6">Louč</text:span><text:span text:style-name="T2"> </text:span><text:span text:style-name="T22">(</text:span><text:span text:style-name="T23">1</text:span> mk<text:span text:style-name="T63">)</text:span></text:p>
        <text:p text:style-name="P98"><text:span text:style-name="T16">svítí</text:span><text:span text:style-name="T2"> </text:span><text:span text:style-name="T21">20 minut</text:span></text:p>
        <text:p text:style-name="P18"><text:span text:style-name="T56">Pochodeň</text:span><text:span text:style-name="T2"> </text:span><text:span text:style-name="T22">(</text:span><text:span text:style-name="T23">1</text:span> <text:span text:style-name="T64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5">(</text:span><text:span text:style-name="T2">5</text:span><text:span text:style-name="T56"> mk</text:span><text:span text:style-name="T24">)</text:span></text:p>
        <text:p text:style-name="P17"><text:span text:style-name="T65">Papír</text:span> (1 <text:span text:style-name="T66">arch</text:span>) <text:span text:style-name="T65">(1</text:span><text:span text:style-name="T56"> </text:span><text:span text:style-name="T2">st</text:span><text:span text:style-name="T24">)</text:span></text:p>
        <text:p text:style-name="P17"><text:span text:style-name="T56">Psací </text:span><text:span text:style-name="T2">potřeby (</text:span><text:span text:style-name="T123">brk, inkoust</text:span><text:span text:style-name="T2">) </text:span><text:span text:style-name="T25">(</text:span>2 st<text:span text:style-name="T67">)</text:span></text:p>
        <text:p text:style-name="P17">Pouzdro na mapy či svitky <text:span text:style-name="T68">(</text:span><text:span text:style-name="T9">1</text:span><text:span text:style-name="T56"> </text:span><text:span text:style-name="T9">st</text:span><text:span text:style-name="T26">)</text:span></text:p>
      </text:section>
      <text:h text:style-name="Heading_20_3" text:outline-level="3">Zlodějské po<text:span text:style-name="T69">můcky</text:span></text:h>
      <text:section text:style-name="Sect2" text:name="Section5">
        <text:p text:style-name="P17"><text:span text:style-name="T70">Z</text:span>lodějské náčiní <text:span text:style-name="T71">(5</text:span> zl<text:span text:style-name="T71">)</text:span></text:p>
        <text:p text:style-name="List_20_of_20_Items">Sada paklíčů a šperháků<text:line-break/>Kleště<text:line-break/>Páčidlo<text:line-break/><text:span text:style-name="T72">Majzlík, d</text:span>láto a kladívko<text:line-break/>Pilník na železo<text:line-break/>Pilka na železo<text:line-break/>Olejničk<text:span text:style-name="T72">a<text:line-break/></text:span>Pytlík skob, klínků a hřebíků<text:line-break/>Klubko drátu</text:p>
        <text:p text:style-name="P20">Nášlapné ježky (za hrst) <text:span text:style-name="T73">(</text:span><text:span text:style-name="T27">1</text:span><text:span text:style-name="T56"> </text:span><text:span text:style-name="T27">st</text:span><text:span text:style-name="T28">)</text:span></text:p>
        <text:p text:style-name="P17">Líčid<text:span text:style-name="T74">l</text:span>a (herecká) <text:span text:style-name="T29">1</text:span><text:span text:style-name="T56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6">plhací po</text:span><text:span text:style-name="T33">můcky</text:span><text:span text:style-name="T56"> </text:span><text:span text:style-name="T2">(skoby, </text:span><text:span text:style-name="T28">úvazy,</text:span><text:span text:style-name="T2"> atp.) </text:span><text:span text:style-name="T28">(</text:span>5 st<text:span text:style-name="T73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5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4">(1</text:span> <text:span text:style-name="T76">st)</text:span></text:p>
        <text:p text:style-name="P17"><text:span text:style-name="T34">Prostý</text:span><text:span text:style-name="T56"> </text:span><text:span text:style-name="T58">o</text:span><text:span text:style-name="T34">děv</text:span><text:span text:style-name="T2"> </text:span><text:span text:style-name="T3">(</text:span><text:span text:style-name="T35">1</text:span><text:span text:style-name="T56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7">ý šat</text:span><text:span text:style-name="T1"> </text:span><text:span text:style-name="T47">(</text:span><text:span text:style-name="T48">2</text:span><text:span text:style-name="T78">0</text:span> zl<text:span text:style-name="T54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79">B</text:span>oháč <text:span text:style-name="T79">(50 zl na měsíc)</text:span></text:p>
      <text:p text:style-name="P12"><text:span text:style-name="T79">V</text:span>elmož <text:span text:style-name="T79">(500 zl na měsíc)</text:span></text:p>
      <text:h text:style-name="Heading_20_3" text:outline-level="3"><text:soft-page-break/>Skleněné <text:span text:style-name="T80">zboží</text:span></text:h>
      <text:p text:style-name="P13">Zvětšovací sklo (10 zl)</text:p>
      <text:p text:style-name="P13">Dalekohled (50 zl)</text:p>
      <text:h text:style-name="P101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1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9">Latence: 6-12 hodin<text:line-break/>Působení: 2-3 dny<text:line-break/><text:span text:style-name="T81">Síla 5</text:span></text:p>
      <text:p text:style-name="P15">Bolehlav (1 st)</text:p>
      <text:p text:style-name="P99">Latence: 30 minut<text:line-break/>Působení: 2-3 dny<text:line-break/><text:span text:style-name="T81">Síla 4</text:span></text:p>
      <text:p text:style-name="P15">Vlčí mor (1 zl)</text:p>
      <text:p text:style-name="P99">Latence: <text:span text:style-name="T81">15 minut<text:line-break/></text:span>Působení: <text:span text:style-name="T81">3-4</text:span> <text:span text:style-name="T81">hodiny<text:line-break/>Síla 5</text:span></text:p>
      <text:p text:style-name="P15">Arsenik (5 zl)</text:p>
      <text:p text:style-name="List_20_of_20_Items">Latence: <text:span text:style-name="T82">2 hodiny<text:line-break/></text:span>Působení: <text:span text:style-name="T82">2-3</text:span> <text:span text:style-name="T81">hodiny<text:line-break/>Síla 6</text:span></text:p>
      <text:p text:style-name="P15">Zmijí jed (1 zl)</text:p>
      <text:p text:style-name="P99">Latence: <text:span text:style-name="T83">1-2</text:span> minut<text:span text:style-name="T83">y<text:line-break/></text:span>Působení: <text:span text:style-name="T83">1-</text:span>2 dny<text:line-break/><text:span text:style-name="T81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h text:style-name="P103" text:outline-level="4"><text:span text:style-name="T84">Z</text:span>bran<text:span text:style-name="T84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4">0/<text:span text:style-name="T85">0</text:span></text:p>
          </table:table-cell>
          <table:covered-table-cell/>
          <table:table-cell table:style-name="ZbraněProBojZblízka.A3" office:value-type="string">
            <text:p text:style-name="P34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5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39">Kámen, <text:span text:style-name="T86">pěstní klín</text:span>*</text:p>
          </table:table-cell>
          <table:table-cell table:style-name="ZbraněProBojZblízka.A3" office:value-type="string">
            <text:p text:style-name="P38">0/1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-</text:p>
          </table:table-cell>
        </table:table-row>
        <table:table-row table:style-name="ZbraněProBojZblízka.6">
          <table:table-cell table:style-name="ZbraněProBojZblízka.A3" office:value-type="string">
            <text:p text:style-name="P39">Majzlík*, <text:span text:style-name="T87">páčidlo*, bič</text:span>*, <text:span text:style-name="T88">kotvička na provazu*</text:span></text:p>
          </table:table-cell>
          <table:table-cell table:style-name="ZbraněProBojZblízka.A3" office:value-type="string">
            <text:p text:style-name="P40">0/<text:span text:style-name="T85">1</text:span>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56">nůž</text:span></text:p>
          </table:table-cell>
          <table:table-cell table:style-name="ZbraněProBojZblízka.A3" office:value-type="string">
            <text:p text:style-name="P38">1/0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89">1</text:span> <text:span text:style-name="T89">zl</text:span></text:p>
          </table:table-cell>
        </table:table-row>
        <table:table-row table:style-name="ZbraněProBojZblízka.8">
          <table:table-cell table:style-name="ZbraněProBojZblízka.A3" table:number-columns-spanned="4" office:value-type="string">
            <text:p text:style-name="P36">Střední</text:p>
          </table:table-cell>
          <table:covered-table-cell/>
          <table:covered-table-cell/>
          <table:covered-table-cell/>
        </table:table-row>
        <table:table-row table:style-name="ZbraněProBojZblízka.9">
          <table:table-cell table:style-name="ZbraněProBojZblízka.A3" office:value-type="string">
            <text:p text:style-name="P43">Hořící louč*</text:p>
          </table:table-cell>
          <table:table-cell table:style-name="ZbraněProBojZblízka.A3" office:value-type="string">
            <text:p text:style-name="P42"><text:span text:style-name="T86">1</text:span>/<text:span text:style-name="T86">0</text:span></text:p>
          </table:table-cell>
          <table:table-cell table:style-name="ZbraněProBojZblízka.A3" office:value-type="string">
            <text:p text:style-name="P42">-</text:p>
          </table:table-cell>
          <table:table-cell table:style-name="ZbraněProBojZblízka.A3" office:value-type="string">
            <text:p text:style-name="P42">1 mk</text:p>
          </table:table-cell>
        </table:table-row>
        <table:table-row table:style-name="ZbraněProBojZblízka.10">
          <table:table-cell table:style-name="ZbraněProBojZblízka.A3" office:value-type="string">
            <text:p text:style-name="P45">Hořící pochodeň*</text:p>
          </table:table-cell>
          <table:table-cell table:style-name="ZbraněProBojZblízka.A3" office:value-type="string">
            <text:p text:style-name="P44"><text:span text:style-name="T86">1</text:span>/<text:span text:style-name="T86">0</text:span></text:p>
          </table:table-cell>
          <table:table-cell table:style-name="ZbraněProBojZblízka.A3" office:value-type="string">
            <text:p text:style-name="P46">-</text:p>
          </table:table-cell>
          <table:table-cell table:style-name="ZbraněProBojZblízka.A3" office:value-type="string">
            <text:p text:style-name="P46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7">Meč, šavle</text:p>
          </table:table-cell>
          <table:table-cell table:style-name="ZbraněProBojZblízka.A3" office:value-type="string">
            <text:p text:style-name="P34">1/<text:span text:style-name="T85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3 zl</text:p>
          </table:table-cell>
        </table:table-row>
        <table:table-row table:style-name="ZbraněProBojZblízka.12">
          <table:table-cell table:style-name="ZbraněProBojZblízka.A3" office:value-type="string">
            <text:p text:style-name="P57">Řetěz*</text:p>
          </table:table-cell>
          <table:table-cell table:style-name="ZbraněProBojZblízka.A3" office:value-type="string">
            <text:p text:style-name="P34"><text:span text:style-name="T90">1</text:span>/<text:span text:style-name="T90">0</text:span>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41"/>
          </table:table-cell>
        </table:table-row>
        <table:table-row table:style-name="ZbraněProBojZblízka.13">
          <table:table-cell table:style-name="ZbraněProBojZblízka.A3" office:value-type="string">
            <text:p text:style-name="P48">Síť* (pouze na <text:span text:style-name="T50">vytvoření nevýhody</text:span>)</text:p>
          </table:table-cell>
          <table:table-cell table:style-name="ZbraněProBojZblízka.A3" office:value-type="string">
            <text:p text:style-name="P58"><text:span text:style-name="T130">1/</text:span>-</text:p>
          </table:table-cell>
          <table:table-cell table:style-name="ZbraněProBojZblízka.A3" office:value-type="string">
            <text:p text:style-name="P59">2/-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4">
          <table:table-cell table:style-name="ZbraněProBojZblízka.A3" office:value-type="string">
            <text:p text:style-name="P49"><text:span text:style-name="T131">H</text:span>ůl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5">
          <table:table-cell table:style-name="ZbraněProBojZblízka.A3" office:value-type="string">
            <text:p text:style-name="P49"><text:span text:style-name="T91">Lopata, motyka, vidle</text:span>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<text:span text:style-name="T91">zl</text:span></text:p>
          </table:table-cell>
        </table:table-row>
        <table:table-row table:style-name="ZbraněProBojZblízka.16">
          <table:table-cell table:style-name="ZbraněProBojZblízka.A3" office:value-type="string">
            <text:p text:style-name="P102">Kopí, trojzubec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5">2/</text:span>1</text:p>
          </table:table-cell>
          <table:table-cell table:style-name="ZbraněProBojZblízka.A3" office:value-type="string">
            <text:p text:style-name="P41">1 <text:span text:style-name="T92">zl</text:span></text:p>
          </table:table-cell>
        </table:table-row>
        <table:table-row table:style-name="ZbraněProBojZblízka.17">
          <table:table-cell table:style-name="ZbraněProBojZblízka.A3" table:number-columns-spanned="4" office:value-type="string">
            <text:p text:style-name="P35">Těžké</text:p>
          </table:table-cell>
          <table:covered-table-cell/>
          <table:covered-table-cell/>
          <table:covered-table-cell/>
        </table:table-row>
        <table:table-row table:style-name="ZbraněProBojZblízka.18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5">1</text:span>/<text:span text:style-name="T125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19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4"><text:span text:style-name="T125">1</text:span>/<text:span text:style-name="T125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1 <text:span text:style-name="T93">zl</text:span></text:p>
          </table:table-cell>
        </table:table-row>
        <table:table-row table:style-name="ZbraněProBojZblízka.20">
          <table:table-cell table:style-name="ZbraněProBojZblízka.A3" office:value-type="string">
            <text:p text:style-name="P93"><text:span text:style-name="T94">Válečná s</text:span>ekera, <text:span text:style-name="T94">palcát, řemdih, válečné kladivo, biják</text:span></text:p>
          </table:table-cell>
          <table:table-cell table:style-name="ZbraněProBojZblízka.A3" office:value-type="string">
            <text:p text:style-name="P34"><text:span text:style-name="T125">1</text:span>/<text:span text:style-name="T125">2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5">3</text:span> zl</text:p>
          </table:table-cell>
        </table:table-row>
        <table:table-row table:style-name="ZbraněProBojZblízka.21">
          <table:table-cell table:style-name="ZbraněProBojZblízka.A3" office:value-type="string">
            <text:p text:style-name="P62"><text:span text:style-name="T96">Těžký</text:span> kyj*, <text:span text:style-name="T96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2">
          <table:table-cell table:style-name="ZbraněProBojZblízka.A3" office:value-type="string">
            <text:p text:style-name="P93"><text:span text:style-name="T40">Dvoj</text:span><text:span text:style-name="T59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41">6 zl</text:p>
          </table:table-cell>
        </table:table-row>
        <table:table-row table:style-name="ZbraněProBojZblízka.23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4">
          <table:table-cell table:style-name="ZbraněProBojZblízka.A3" office:value-type="string">
            <text:p text:style-name="P68">Pochva, <text:span text:style-name="T97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5">
          <table:table-cell table:style-name="ZbraněProBojZblízka.A25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7">1 st</text:p>
          </table:table-cell>
        </table:table-row>
      </table:table>
      <text:p text:style-name="P33">* Improvizovaná nebo primitivní zbraň.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able:table-row table:style-name="Štíty.1">
          <table:table-cell table:style-name="Štíty.A1" table:number-columns-spanned="4" office:value-type="string">
            <text:h text:style-name="P104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1"><text:span text:style-name="T98">3</text:span> <text:span text:style-name="T98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05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99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7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0">Kámen*</text:p>
          </table:table-cell>
          <table:table-cell table:style-name="StřelnéAVrhacíZbraně.A3" office:value-type="string">
            <text:p text:style-name="P73"><text:span text:style-name="T100">0</text:span>/<text:span text:style-name="T100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3"><text:span text:style-name="T101">Vrhací nůž</text:span><text:span text:style-name="T102">, vrhací dýka, </text:span><text:span text:style-name="T103">vrhací šipka</text:span></text:p>
          </table:table-cell>
          <table:table-cell table:style-name="StřelnéAVrhacíZbraně.A3" office:value-type="string">
            <text:p text:style-name="P40"><text:span text:style-name="T100">1</text:span>/<text:span text:style-name="T100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1"><text:span text:style-name="T104">5</text:span> <text:span text:style-name="T104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54"><text:span text:style-name="T105">Střední</text:span> <text:span text:style-name="T106">vrhací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1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07">6</text:span> st</text:p>
          </table:table-cell>
        </table:table-row>
        <table:table-row table:style-name="StřelnéAVrhacíZbraně.8">
          <table:table-cell table:style-name="StřelnéAVrhacíZbraně.A3" table:number-columns-spanned="4" office:value-type="string">
            <text:p text:style-name="P54">Těžké <text:span text:style-name="T106">vrhací</text:span></text:p>
          </table:table-cell>
          <table:covered-table-cell/>
          <table:covered-table-cell/>
          <table:covered-table-cell/>
        </table:table-row>
        <table:table-row table:style-name="StřelnéAVrhacíZbraně.9">
          <table:table-cell table:style-name="StřelnéAVrhacíZbraně.A3" office:value-type="string">
            <text:p text:style-name="P51">Vrhací sekera</text:p>
          </table:table-cell>
          <table:table-cell table:style-name="StřelnéAVrhacíZbraně.A3" office:value-type="string">
            <text:p text:style-name="P76"><text:span text:style-name="T129">1</text:span>/<text:span text:style-name="T129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36">Střelné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08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3">Prak* <text:span text:style-name="T109">(1 kolo nabíjení)</text:span></text:p>
          </table:table-cell>
          <table:table-cell table:style-name="StřelnéAVrhacíZbraně.A3" office:value-type="string">
            <text:p text:style-name="P82"><text:span text:style-name="T110">0</text:span>/<text:span text:style-name="T110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1">2</text:span>/<text:span text:style-name="T126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3">Kuše <text:span text:style-name="T112">(</text:span><text:span text:style-name="T127">2</text:span><text:span text:style-name="T112"> kol</text:span><text:span text:style-name="T127">a</text:span><text:span text:style-name="T112"> nabíjení)</text:span></text:p>
          </table:table-cell>
          <table:table-cell table:style-name="StřelnéAVrhacíZbraně.A3" office:value-type="string">
            <text:p text:style-name="P82"><text:span text:style-name="T126">2</text:span>/<text:span text:style-name="T126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3">5</text:span> zl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4">2</text:span>/<text:span text:style-name="T126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5">2</text:span> zl</text:p>
          </table:table-cell>
        </table:table-row>
        <table:table-row table:style-name="StřelnéAVrhacíZbraně.16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7">
          <table:table-cell table:style-name="StřelnéAVrhacíZbraně.A3" office:value-type="string">
            <text:p text:style-name="P86">Toulec <text:span text:style-name="T128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8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6">4</text:span> mk</text:p>
          </table:table-cell>
        </table:table-row>
        <table:table-row table:style-name="StřelnéAVrhacíZbraně.19">
          <table:table-cell table:style-name="StřelnéAVrhacíZbraně.A19" office:value-type="string">
            <text:p text:style-name="P52">Náhradní tětiva</text:p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5"><text:span text:style-name="T117">1</text:span> <text:span text:style-name="T117">st</text:span></text:p>
          </table:table-cell>
        </table:table-row>
      </table:table>
      <text:p text:style-name="P32">* Improvizovaná nebo primitivní zbraň.<text:line-break/>** <text:span text:style-name="T118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6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19">1</text:span> <text:span text:style-name="T119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1"><text:span text:style-name="T120">10</text:span> <text:span text:style-name="T98">zl</text:span></text:p>
          </table:table-cell>
        </table:table-row>
      </table:table>
      <text:p text:style-name="P33">* <text:span text:style-name="T121">Postih za zbroj se počítá při kouzlení, plížení a akrobatických nebo atletických výkonech (běh, šplh, skok, atd.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8T16:48:19.550000000</dc:date>
    <meta:print-date>2018-04-02T16:24:49.614000000</meta:print-date>
    <meta:editing-cycles>10094</meta:editing-cycles>
    <meta:editing-duration>P30DT10H44M35S</meta:editing-duration>
    <meta:generator>LibreOffice/5.4.2.2$Windows_X86_64 LibreOffice_project/22b09f6418e8c2d508a9eaf86b2399209b0990f4</meta:generator>
    <dc:creator>York </dc:creator>
    <meta:document-statistic meta:table-count="4" meta:image-count="0" meta:object-count="0" meta:page-count="5" meta:paragraph-count="244" meta:word-count="758" meta:character-count="3903" meta:non-whitespace-character-count="3385"/>
  </office:meta>
</office:document-meta>
</file>